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aAnnotationConfigWacTests.fooEnigmaAutow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aAnnotationConfigWacTests.basicWacFeatu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